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style:style style:name="P3" style:family="paragraph">
      <style:text-properties fo:color="#000000"/>
    </style:style>
    <style:style style:name="P4" style:family="paragraph"/>
    <style:style style:name="T2" style:family="text">
      <style:text-properties fo:color="#000000"/>
    </style:style>
    <text:list-style style:name="Outline1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  <text:list-style style:name="L11" style:display-name="L1">
      <text:list-level-style-number text:level="1" style:num-suffix="." text:start-value="1" style:num-format="1">
        <style:list-level-properties/>
      </text:list-level-style-number>
      <text:list-level-style-number text:level="2" style:num-suffix="." text:start-value="1" style:num-format="1">
        <style:list-level-properties/>
      </text:list-level-style-number>
      <text:list-level-style-number text:level="3" style:num-suffix="." text:start-value="1" style:num-format="1">
        <style:list-level-properties/>
      </text:list-level-style-number>
      <text:list-level-style-number text:level="4" style:num-suffix="." text:start-value="1" style:num-format="1">
        <style:list-level-properties/>
      </text:list-level-style-number>
      <text:list-level-style-number text:level="5" style:num-suffix="." text:start-value="1" style:num-format="1">
        <style:list-level-properties/>
      </text:list-level-style-number>
      <text:list-level-style-number text:level="6" style:num-suffix="." text:start-value="1" style:num-format="1">
        <style:list-level-properties/>
      </text:list-level-style-number>
      <text:list-level-style-number text:level="7" style:num-suffix="." text:start-value="1" style:num-format="1">
        <style:list-level-properties/>
      </text:list-level-style-number>
      <text:list-level-style-number text:level="8" style:num-suffix="." text:start-value="1" style:num-format="1">
        <style:list-level-properties/>
      </text:list-level-style-number>
      <text:list-level-style-number text:level="9" style:num-suffix="." text:start-value="1" style:num-format="1">
        <style:list-level-properties/>
      </text:list-level-style-number>
      <text:list-level-style-number text:level="10" style:num-suffix="." text:start-value="1" style:num-format="1">
        <style:list-level-properties/>
      </text:list-level-style-number>
    </text:list-style>
    <text:list-style style:name="L21" style:display-name="L2">
      <text:list-level-style-number text:level="1" style:num-suffix="." text:start-value="1" style:num-format="1">
        <style:list-level-properties/>
      </text:list-level-style-number>
      <text:list-level-style-number text:level="2" style:num-suffix="." text:start-value="1" style:num-format="1">
        <style:list-level-properties/>
      </text:list-level-style-number>
      <text:list-level-style-number text:level="3" style:num-suffix="." text:start-value="1" style:num-format="1">
        <style:list-level-properties/>
      </text:list-level-style-number>
      <text:list-level-style-number text:level="4" style:num-suffix="." text:start-value="1" style:num-format="1">
        <style:list-level-properties/>
      </text:list-level-style-number>
      <text:list-level-style-number text:level="5" style:num-suffix="." text:start-value="1" style:num-format="1">
        <style:list-level-properties/>
      </text:list-level-style-number>
      <text:list-level-style-number text:level="6" style:num-suffix="." text:start-value="1" style:num-format="1">
        <style:list-level-properties/>
      </text:list-level-style-number>
      <text:list-level-style-number text:level="7" style:num-suffix="." text:start-value="1" style:num-format="1">
        <style:list-level-properties/>
      </text:list-level-style-number>
      <text:list-level-style-number text:level="8" style:num-suffix="." text:start-value="1" style:num-format="1">
        <style:list-level-properties/>
      </text:list-level-style-number>
      <text:list-level-style-number text:level="9" style:num-suffix="." text:start-value="1" style:num-format="1">
        <style:list-level-properties/>
      </text:list-level-style-number>
      <text:list-level-style-number text:level="10" style:num-suffix="." text:start-value="1" style:num-format="1">
        <style:list-level-properties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List merge across table</text:h>
      <text:p text:style-name="P2">In this sample, everything between the square branckets will be deleted.</text:p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text:p delta:insertion-change-idref="D" delta:insertion-type="insert-around-content" text:style-name="P2"><delta:remove-leaving-content-start delta:removal-change-idref="D" delta:end-element-idref="end3"><text:p text:style-name="P2"/></delta:remove-leaving-content-start>This is a list [<delta:removed-content delta:removal-change-idref="D"><text:span text:style-name="T1">delete</text:span></delta:removed-content><delta:remove-leaving-content-end delta:end-element-id="end3"/><delta:remove-leaving-content-end delta:end-element-id="end2"/><delta:remove-leaving-content-end delta:end-element-id="end1"/><delta:removed-content delta:removal-change-idref="D"><table:table><table:table-column/><table:table-column/><table:table-row><table:table-cell><text:p text:style-name="P3">This table</text:p></table:table-cell><table:table-cell><text:p text:style-name="P3">Will</text:p></table:table-cell></table:table-row><table:table-row><table:table-cell><text:p text:style-name="P3">Be</text:p></table:table-cell><table:table-cell><text:p text:style-name="P3">Deleted</text:p></table:table-cell></table:table-row></table:table></delta:removed-content><delta:remove-leaving-content-start delta:removal-change-idref="D" delta:end-element-idref="end4"><text:list text:style-name="L21"/></delta:remove-leaving-content-start><delta:remove-leaving-content-start delta:removal-change-idref="D" delta:end-element-idref="end5"><text:list-item/></delta:remove-leaving-content-start><delta:remove-leaving-content-start delta:removal-change-idref="D" delta:end-element-idref="end6"><text:p text:style-name="P4"/></delta:remove-leaving-content-start><delta:removed-content delta:removal-change-idref="D"><text:span text:style-name="T2">delete</text:span></delta:removed-content><text:span text:style-name="T2">] This is another list</text:span><delta:remove-leaving-content-end delta:end-element-id="end6"/></text:p>
          <delta:remove-leaving-content-end delta:end-element-id="end5"/>
        </text:list-item>
        <delta:remove-leaving-content-end delta:end-element-id="end4"/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11T10:58:34</dc:date>
    <meta:creation-date>2010-07-20T15:25:48</meta:creation-date>
    <dc:creator>Tristan Mitchell</dc:creator>
  </office:meta>
</office:document-meta>
</file>